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AttributesContextHo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ttributesContextHold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ContextHolderTests.s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ttributesContextHolderTests.curr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ttributesContextHolderTests.setAttributesFromMessageWithMissing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ttributesContextHolderTests.setAttributesFrom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AttributesContextHolderTests.res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ttributesContextHolderTests.currentAttribute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ttributesContextHolderTests.setAttributesFromMessageWithMissingSessio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ttributesContextHolderTests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